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4.878cm" fo:min-width="8.7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0.563cm" fo:min-width="5.71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616cm" fo:min-width="3.012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616cm" fo:min-width="3.012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616cm" fo:min-width="3.012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8.315cm" fo:min-width="5.71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2.33cm" fo:min-width="3.51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2.107cm" fo:min-width="3.803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2.107cm" fo:min-width="3.803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2.107cm" fo:min-width="3.803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2.107cm" fo:min-width="3.803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6.015cm" fo:min-width="8.07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2.107cm" fo:min-width="3.803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0.501cm" svg:y="0cm" draw:align="bottom-left" draw:escape-direction="down"/>
          <draw:glue-point draw:id="5" svg:x="-0.501cm" svg:y="0cm" draw:align="bottom-right" draw:escape-direction="down"/>
          <draw:glue-point draw:id="6" svg:x="0cm" svg:y="-0.501cm" draw:align="bottom-right" draw:escape-direction="right"/>
          <draw:glue-point draw:id="7" svg:x="0cm" svg:y="-0.501cm" draw:align="bottom-left" draw:escape-direction="left"/>
          <draw:glue-point draw:id="8" svg:x="0.75cm" svg:y="0.003cm" draw:align="top-left" draw:escape-direction="up"/>
          <draw:glue-point draw:id="9" svg:x="0cm" svg:y="0.753cm" draw:align="top-left" draw:escape-direction="left"/>
          <draw:glue-point draw:id="10" svg:x="-0.501cm" svg:y="0.503cm" draw:align="top-right" draw:escape-direction="up"/>
          <draw:glue-point draw:id="11" svg:x="0cm" svg:y="0.753cm" draw:align="top-right" draw:escape-direction="right"/>
          <draw:custom-shape draw:style-name="gr2" draw:text-style-name="P2" draw:layer="layout" svg:width="4.194cm" svg:height="0.523cm" svg:x="25.282cm" svg:y="0.595cm">
            <draw:glue-point draw:id="4" svg:x="0.749cm" svg:y="-0.258cm" draw:align="left"/>
            <text:p text:style-name="P1"><text:span text:style-name="T1">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9.224cm" svg:height="15.087cm" svg:x="25.282cm" svg:y="1.118cm">
            <draw:glue-point draw:id="4" svg:x="0.501cm" svg:y="-0.001cm" draw:align="bottom-left" draw:escape-direction="down"/>
            <draw:glue-point draw:id="5" svg:x="-0.501cm" svg:y="-0.001cm" draw:align="bottom-right" draw:escape-direction="down"/>
            <draw:glue-point draw:id="6" svg:x="0cm" svg:y="-0.501cm" draw:align="bottom-left" draw:escape-direction="left"/>
            <draw:glue-point draw:id="7" svg:x="0cm" svg:y="-0.501cm" draw:align="bottom-right" draw:escape-direction="right"/>
            <draw:glue-point draw:id="8" svg:x="0cm" svg:y="0.23cm" draw:align="top-left" draw:escape-direction="left"/>
            <draw:glue-point draw:id="9" svg:x="0cm" svg:y="0.23cm" draw:align="top-right" draw:escape-direction="up"/>
            <draw:glue-point draw:id="10" svg:x="-0.501cm" svg:y="0cm" draw:align="top-right" draw:escape-direction="up"/>
            <text:p text:style-name="P3"><text:span text:style-name="T2">Data 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0.501cm" svg:y="0cm" draw:align="bottom-left" draw:escape-direction="down"/>
          <draw:glue-point draw:id="5" svg:x="-0.501cm" svg:y="0cm" draw:align="bottom-right" draw:escape-direction="down"/>
          <draw:glue-point draw:id="6" svg:x="0cm" svg:y="-0.501cm" draw:align="bottom-right" draw:escape-direction="right"/>
          <draw:glue-point draw:id="7" svg:x="0cm" svg:y="-0.501cm" draw:align="bottom-left" draw:escape-direction="left"/>
          <draw:glue-point draw:id="8" svg:x="0.75cm" svg:y="0.003cm" draw:align="top-left" draw:escape-direction="up"/>
          <draw:glue-point draw:id="9" svg:x="0cm" svg:y="0.753cm" draw:align="top-left" draw:escape-direction="left"/>
          <draw:glue-point draw:id="10" svg:x="-0.501cm" svg:y="0.503cm" draw:align="top-right" draw:escape-direction="up"/>
          <draw:glue-point draw:id="11" svg:x="0cm" svg:y="0.753cm" draw:align="top-right" draw:escape-direction="right"/>
          <draw:custom-shape draw:style-name="gr4" draw:text-style-name="P2" draw:layer="layout" svg:width="2.804cm" svg:height="0.523cm" svg:x="3.461cm" svg:y="10.351cm">
            <draw:glue-point draw:id="4" svg:x="0.749cm" svg:y="-0.258cm" draw:align="left"/>
            <text:p text:style-name="P1"><text:span text:style-name="T1">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6.167cm" svg:height="10.772cm" svg:x="3.461cm" svg:y="10.874cm">
            <draw:glue-point draw:id="4" svg:x="0.501cm" svg:y="-0.001cm" draw:align="bottom-left" draw:escape-direction="down"/>
            <draw:glue-point draw:id="5" svg:x="-0.501cm" svg:y="-0.001cm" draw:align="bottom-right" draw:escape-direction="down"/>
            <draw:glue-point draw:id="6" svg:x="0cm" svg:y="-0.501cm" draw:align="bottom-left" draw:escape-direction="left"/>
            <draw:glue-point draw:id="7" svg:x="0cm" svg:y="-0.501cm" draw:align="bottom-right" draw:escape-direction="right"/>
            <draw:glue-point draw:id="8" svg:x="0cm" svg:y="0.23cm" draw:align="top-left" draw:escape-direction="left"/>
            <draw:glue-point draw:id="9" svg:x="0cm" svg:y="0.23cm" draw:align="top-right" draw:escape-direction="up"/>
            <draw:glue-point draw:id="10" svg:x="-0.501cm" svg:y="0cm" draw:align="top-right" draw:escape-direction="up"/>
            <text:p text:style-name="P3"><text:span text:style-name="T2">Cli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xml:id="id1" draw:id="id1" draw:layer="layout" svg:width="4.072cm" svg:height="2.425cm" svg:x="4.362cm" svg:y="12.165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5"><text:span text:style-name="T3">Oauth 2.0 Ap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xml:id="id3" draw:id="id3" draw:layer="layout" svg:width="4.072cm" svg:height="2.425cm" svg:x="4.362cm" svg:y="15.142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5"><text:span text:style-name="T3">Authentication Clien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xml:id="id4" draw:id="id4" draw:layer="layout" svg:width="4.072cm" svg:height="2.425cm" svg:x="4.362cm" svg:y="18.008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5"><text:span text:style-name="T3">SSH 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draw:style-name="gr1">
          <draw:glue-point draw:id="4" svg:x="0.501cm" svg:y="0cm" draw:align="bottom-left" draw:escape-direction="down"/>
          <draw:glue-point draw:id="5" svg:x="-0.501cm" svg:y="0cm" draw:align="bottom-right" draw:escape-direction="down"/>
          <draw:glue-point draw:id="6" svg:x="0cm" svg:y="-0.501cm" draw:align="bottom-right" draw:escape-direction="right"/>
          <draw:glue-point draw:id="7" svg:x="0cm" svg:y="-0.501cm" draw:align="bottom-left" draw:escape-direction="left"/>
          <draw:glue-point draw:id="8" svg:x="0.75cm" svg:y="0.003cm" draw:align="top-left" draw:escape-direction="up"/>
          <draw:glue-point draw:id="9" svg:x="0cm" svg:y="0.753cm" draw:align="top-left" draw:escape-direction="left"/>
          <draw:glue-point draw:id="10" svg:x="-0.501cm" svg:y="0.503cm" draw:align="top-right" draw:escape-direction="up"/>
          <draw:glue-point draw:id="11" svg:x="0cm" svg:y="0.753cm" draw:align="top-right" draw:escape-direction="right"/>
          <draw:custom-shape draw:style-name="gr9" draw:text-style-name="P2" draw:layer="layout" svg:width="2.804cm" svg:height="0.523cm" svg:x="14.302cm" svg:y="10.944cm">
            <draw:glue-point draw:id="4" svg:x="0.749cm" svg:y="-0.258cm" draw:align="left"/>
            <text:p text:style-name="P1"><text:span text:style-name="T1">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6.167cm" svg:height="8.524cm" svg:x="14.302cm" svg:y="11.467cm">
            <draw:glue-point draw:id="4" svg:x="0.501cm" svg:y="-0.001cm" draw:align="bottom-left" draw:escape-direction="down"/>
            <draw:glue-point draw:id="5" svg:x="-0.501cm" svg:y="-0.001cm" draw:align="bottom-right" draw:escape-direction="down"/>
            <draw:glue-point draw:id="6" svg:x="0cm" svg:y="-0.501cm" draw:align="bottom-left" draw:escape-direction="left"/>
            <draw:glue-point draw:id="7" svg:x="0cm" svg:y="-0.501cm" draw:align="bottom-right" draw:escape-direction="right"/>
            <draw:glue-point draw:id="8" svg:x="0cm" svg:y="0.23cm" draw:align="top-left" draw:escape-direction="left"/>
            <draw:glue-point draw:id="9" svg:x="0cm" svg:y="0.23cm" draw:align="top-right" draw:escape-direction="up"/>
            <draw:glue-point draw:id="10" svg:x="-0.501cm" svg:y="0cm" draw:align="top-right" draw:escape-direction="up"/>
            <text:p text:style-name="P3"><text:span text:style-name="T2">Application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6" xml:id="id2" draw:id="id2" draw:layer="layout" svg:width="4.808cm" svg:height="3.377cm" svg:x="15.037cm" svg:y="14.336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5"><text:span text:style-name="T3">AuthHand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6" xml:id="id9" draw:id="id9" draw:layer="layout" svg:width="5.027cm" svg:height="3.08cm" svg:x="27.476cm" svg:y="12.299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5"><text:span text:style-name="T3">Token Storage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xml:id="id8" draw:id="id8" draw:layer="layout" svg:width="5.027cm" svg:height="3.08cm" svg:x="27.476cm" svg:y="9.011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5"><text:span text:style-name="T3">Key Storag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xml:id="id6" draw:id="id6" draw:layer="layout" svg:width="5.027cm" svg:height="3.08cm" svg:x="27.476cm" svg:y="1.678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5"><text:span text:style-name="T3">User Storag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6" xml:id="id7" draw:id="id7" draw:layer="layout" svg:width="5.027cm" svg:height="3.08cm" svg:x="27.476cm" svg:y="5.189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5"><text:span text:style-name="T3">Credential Storag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draw:style-name="gr1">
          <draw:glue-point draw:id="4" svg:x="0.501cm" svg:y="0cm" draw:align="bottom-left" draw:escape-direction="down"/>
          <draw:glue-point draw:id="5" svg:x="-0.501cm" svg:y="0cm" draw:align="bottom-right" draw:escape-direction="down"/>
          <draw:glue-point draw:id="6" svg:x="0cm" svg:y="-0.501cm" draw:align="bottom-right" draw:escape-direction="right"/>
          <draw:glue-point draw:id="7" svg:x="0cm" svg:y="-0.501cm" draw:align="bottom-left" draw:escape-direction="left"/>
          <draw:glue-point draw:id="8" svg:x="0.75cm" svg:y="0.003cm" draw:align="top-left" draw:escape-direction="up"/>
          <draw:glue-point draw:id="9" svg:x="0cm" svg:y="0.753cm" draw:align="top-left" draw:escape-direction="left"/>
          <draw:glue-point draw:id="10" svg:x="-0.501cm" svg:y="0.503cm" draw:align="top-right" draw:escape-direction="up"/>
          <draw:glue-point draw:id="11" svg:x="0cm" svg:y="0.753cm" draw:align="top-right" draw:escape-direction="right"/>
          <draw:custom-shape draw:style-name="gr16" draw:text-style-name="P2" draw:layer="layout" svg:width="3.876cm" svg:height="0.523cm" svg:x="24.4cm" svg:y="21.293cm">
            <draw:glue-point draw:id="4" svg:x="0.749cm" svg:y="-0.258cm" draw:align="left"/>
            <text:p text:style-name="P1"><text:span text:style-name="T1">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8.526cm" svg:height="6.224cm" svg:x="24.4cm" svg:y="21.816cm">
            <draw:glue-point draw:id="4" svg:x="0.501cm" svg:y="-0.001cm" draw:align="bottom-left" draw:escape-direction="down"/>
            <draw:glue-point draw:id="5" svg:x="-0.501cm" svg:y="-0.001cm" draw:align="bottom-right" draw:escape-direction="down"/>
            <draw:glue-point draw:id="6" svg:x="0cm" svg:y="-0.501cm" draw:align="bottom-left" draw:escape-direction="left"/>
            <draw:glue-point draw:id="7" svg:x="0cm" svg:y="-0.501cm" draw:align="bottom-right" draw:escape-direction="right"/>
            <draw:glue-point draw:id="8" svg:x="0cm" svg:y="0.23cm" draw:align="top-left" draw:escape-direction="left"/>
            <draw:glue-point draw:id="9" svg:x="0cm" svg:y="0.23cm" draw:align="top-right" draw:escape-direction="up"/>
            <draw:glue-point draw:id="10" svg:x="-0.501cm" svg:y="0cm" draw:align="top-right" draw:escape-direction="up"/>
            <text:p text:style-name="P3"><text:span text:style-name="T2">External 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6" xml:id="id5" draw:id="id5" draw:layer="layout" svg:width="5.027cm" svg:height="3.08cm" svg:x="26.17cm" svg:y="23.711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5"><text:span text:style-name="T3">MFA Ser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9" draw:text-style-name="P7" draw:layer="layout" svg:x1="8.434cm" svg:y1="13.074cm" svg:x2="15.037cm" svg:y2="16.024cm" draw:start-shape="id1" draw:start-glue-point="9" draw:end-shape="id2" draw:end-glue-point="3" svg:d="M8434 13074h3302v2950h3301" svg:viewBox="0 0 6604 2951">
          <text:p/>
        </draw:connector>
        <draw:connector draw:style-name="gr20" draw:text-style-name="P7" draw:layer="layout" svg:x1="8.434cm" svg:y1="16.051cm" svg:x2="15.037cm" svg:y2="16.024cm" draw:start-shape="id3" draw:start-glue-point="9" draw:end-shape="id2" draw:end-glue-point="3" svg:d="M8434 16051h3302v-27h3301" svg:viewBox="0 0 6604 28">
          <text:p/>
        </draw:connector>
        <draw:connector draw:style-name="gr21" draw:text-style-name="P7" draw:layer="layout" svg:x1="8.434cm" svg:y1="18.917cm" svg:x2="15.037cm" svg:y2="16.024cm" draw:start-shape="id4" draw:start-glue-point="9" draw:end-shape="id2" draw:end-glue-point="3" svg:d="M8434 18917h3302v-2893h3301" svg:viewBox="0 0 6604 2894">
          <text:p/>
        </draw:connector>
        <draw:connector draw:style-name="gr22" draw:text-style-name="P7" draw:layer="layout" svg:x1="19.845cm" svg:y1="16.024cm" svg:x2="26.17cm" svg:y2="24.943cm" draw:start-shape="id2" draw:start-glue-point="1" draw:end-shape="id5" draw:end-glue-point="12" svg:d="M19845 16024h3163v8919h3162" svg:viewBox="0 0 6326 8920">
          <text:p/>
        </draw:connector>
        <draw:connector draw:style-name="gr23" draw:text-style-name="P7" draw:layer="layout" svg:x1="19.845cm" svg:y1="16.024cm" svg:x2="27.476cm" svg:y2="2.91cm" draw:start-shape="id2" draw:start-glue-point="1" draw:end-shape="id6" draw:end-glue-point="12" svg:d="M19845 16024h3816v-13114h3815" svg:viewBox="0 0 7632 13115">
          <text:p/>
        </draw:connector>
        <draw:connector draw:style-name="gr24" draw:text-style-name="P7" draw:layer="layout" svg:x1="19.845cm" svg:y1="16.024cm" svg:x2="27.476cm" svg:y2="6.729cm" draw:start-shape="id2" draw:start-glue-point="1" draw:end-shape="id7" draw:end-glue-point="3" svg:d="M19845 16024h3816v-9295h3815" svg:viewBox="0 0 7632 9296">
          <text:p/>
        </draw:connector>
        <draw:connector draw:style-name="gr25" draw:text-style-name="P7" draw:layer="layout" svg:x1="19.845cm" svg:y1="16.024cm" svg:x2="27.476cm" svg:y2="10.243cm" draw:start-shape="id2" draw:start-glue-point="1" draw:end-shape="id8" draw:end-glue-point="12" svg:d="M19845 16024h3816v-5781h3815" svg:viewBox="0 0 7632 5782">
          <text:p/>
        </draw:connector>
        <draw:connector draw:style-name="gr26" draw:text-style-name="P7" draw:layer="layout" svg:x1="19.845cm" svg:y1="16.024cm" svg:x2="27.476cm" svg:y2="14.224cm" draw:start-shape="id2" draw:start-glue-point="1" draw:end-shape="id9" draw:end-glue-point="6" svg:d="M19845 16024h3816v-1800h3815" svg:viewBox="0 0 7632 18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2:30:44.663027991</meta:creation-date>
    <meta:generator>LibreOffice/24.2.0.3$Linux_X86_64 LibreOffice_project/420$Build-3</meta:generator>
    <dc:date>2024-04-23T22:50:54.786848190</dc:date>
    <meta:editing-duration>PT16M1S</meta:editing-duration>
    <meta:editing-cycles>5</meta:editing-cycles>
    <meta:document-statistic meta:object-count="29"/>
  </office:meta>
</office:document-meta>
</file>